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8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15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20.37mm"/>
    </style:style>
    <style:style style:name="co5" style:family="table-column">
      <style:table-column-properties fo:break-before="auto" style:column-width="20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perimento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entrad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3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4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4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3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4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3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4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3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4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4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4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4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3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9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6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6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7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6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7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6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6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6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6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6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7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6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6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6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8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5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5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5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5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5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5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5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5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5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5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5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5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5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5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.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1.7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0.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0.6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0.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0.6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0.6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0.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0.6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0.8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0.7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0.6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0.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0.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0.6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0.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0.6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0.6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0.6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0.6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0.6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0.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9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9.1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9.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9.1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9.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9.1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9.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9.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9.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9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9.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9.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9.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9.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9.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1.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9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9.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3.7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2.7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2.6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2.6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2.7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2.6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2.6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2.6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2.6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2.6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2.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2.6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2.7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2.8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3.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2.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2.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2.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2.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2.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9.4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9.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9.2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9.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9.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9.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9.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9.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9.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9.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9.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9.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9.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9.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9.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9.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9.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9.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9.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9.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45.6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40.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9.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9.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9.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9.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9.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9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9.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9.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9.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9.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9.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9.4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9.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9.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9.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9.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9.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9.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41.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8.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7.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7.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7.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7.1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7.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7.1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7.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7.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7.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7.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7.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7.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7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7.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7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7.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7.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7.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1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4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.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6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6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6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6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6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6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6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6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6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6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6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6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5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5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5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5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5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5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5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5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5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5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5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2.5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0.5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0.5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0.5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0.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0.5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0.6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0.5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0.6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0.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0.6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0.5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0.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0.5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0.6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0.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0.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0.5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0.5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0.5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0.5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9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9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9.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9.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9.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9.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9.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9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9.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9.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9.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9.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9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9.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9.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9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1.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9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9.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9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2.6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2.6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2.6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2.5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2.6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2.5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2.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2.5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2.6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2.6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2.6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2.5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2.6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2.7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3.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2.8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2.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2.6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2.6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2.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8.9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8.8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8.9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9.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8.9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8.8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8.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8.9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8.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8.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8.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8.9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8.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8.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8.8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9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9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8.8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8.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8.8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41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9.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9.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9.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9.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9.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9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8.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9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9.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9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9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9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9.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9.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9.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9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9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9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9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6.8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6.8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6.8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6.8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6.7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6.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6.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6.8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6.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6.8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6.8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6.8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6.8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6.9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6.8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6.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6.8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6.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7.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37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</table:table>
      <table:table table:name="Planilha2" table:style-name="ta1"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ntrad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0.00000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0.00000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0.00000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1.00000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0.00000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0.00000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0.00000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0.00000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0.00000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0.00000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0.00000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0.00000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0.00000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0.00000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0.00000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0.00000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0.00000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0.00000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0.00000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0.00000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8.00000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8.00000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8.00000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8.00000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9.00000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9.00000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9.00000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9.00000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8.00000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8.00000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8.00000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8.00000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9.00000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9.00000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9.00000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8.00000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0.00000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8.00000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9.00000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9.00000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2.00000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2.00000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2.00000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3.00000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2.00000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2.00000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2.00000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2.00000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2.00000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2.00000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2.00000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2.00000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2.00000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3.00000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3.00000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3.00000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2.00000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2.00000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2.00000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2.00000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6.00000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6.00000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9.00000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5.00000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5.00000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5.00000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4.00000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4.00000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5.00000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5.00000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5.00000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5.00000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5.00000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5.00000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4.00000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4.00000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5.00000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5.00000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5.00000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5.00000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5.00000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5.00000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5.000000</text:p>
          </table:table-cell>
          <table:table-cell office:value-type="string" calcext:value-type="string">
            <text:p>16k-c</text:p>
          </table:table-cell>
        </table:table-row>
      </table:table>
      <table:named-expressions/>
      <table:database-ranges>
        <table:database-range table:name="__Anonymous_Sheet_DB__0" table:target-range-address="experimento2.A1:experimento2.D54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Planilha2.A1:Planilha2.C18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 style:data-style-name="N2" text:time-value="18:14:14.9921591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09T18:15:22.739445641</dc:date>
    <meta:editing-duration>PT5H25M57S</meta:editing-duration>
    <meta:editing-cycles>3</meta:editing-cycles>
    <meta:generator>LibreOffice/6.0.7.3$Linux_X86_64 LibreOffice_project/00m0$Build-3</meta:generator>
    <meta:document-statistic meta:table-count="2" meta:cell-count="2707" meta:object-count="0"/>
  </office:meta>
</office:document-meta>
</file>